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45db" officeooo:paragraph-rsid="000045d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d14a" style:font-weight-asian="bold" style:font-weight-complex="bold"/>
    </style:style>
    <style:style style:name="T4" style:family="text">
      <style:text-properties officeooo:rsid="0001d1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atabases: Task 1</text:p>
      <text:h text:style-name="Heading_20_3" text:outline-level="3">Background:</text:h>
      <text:p text:style-name="P1">The Queen Anne curiosity Shop, sells both antique furniture and newly produced accessories. For example a unique antique table and a new printed table-cloth to go with it. Antiques might come from private sellers or dealers and newly made items come from wholesalers. <text:span text:style-name="T2">Antiques are always unique</text:span> (they may come in sets but these are never broken up) while <text:span text:style-name="T2">new items can be ordered if they run out of stock</text:span>. New Items are also available in a range of colours and sizes.</text:p>
      <text:p text:style-name="P1"/>
      <text:p text:style-name="P1">1. Create a new <text:span text:style-name="T4">spreadsheet</text:span> in LibreOffice Calc – save it in your area.</text:p>
      <text:p text:style-name="P1"/>
      <text:p text:style-name="P1">2. <text:span text:style-name="T4">In this spreadsheet create</text:span> <text:span text:style-name="T4">a</text:span> new list of of purchased inventory items and vendors.</text:p>
      <text:p text:style-name="P1"><text:span text:style-name="T2">Include as a minimum:</text:span> <text:span text:style-name="T1">description, manufacturer, model, cost, vendor and contact details</text:span>.</text:p>
      <text:p text:style-name="P1"/>
      <text:p text:style-name="P1">3. In the same <text:span text:style-name="T4">sheet,</text:span> <text:span text:style-name="T3">c</text:span><text:span text:style-name="T2">reate a</text:span> <text:span text:style-name="T2">second list</text:span> of customers and sales, include whatever data you think would be important to the Queen Anne and your idea of typical sales data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22:51:07.907383035</meta:creation-date>
    <dc:date>2015-09-29T23:19:24.527067560</dc:date>
    <meta:editing-duration>PT22M3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158" meta:character-count="912" meta:non-whitespace-character-count="760"/>
  </office:meta>
</office:document-meta>
</file>